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style:font-name="Times New Roman1" style:font-name-asian="Times New Roman1" style:font-name-complex="Times New Roman1"/>
    </style:style>
    <style:style style:name="P7" style:family="paragraph" style:parent-style-name="Text_20_body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9" style:family="paragraph" style:parent-style-name="Příklad">
      <style:paragraph-properties fo:margin-left="1.251cm" fo:margin-right="0cm" fo:text-indent="0cm" style:auto-text-indent="false"/>
    </style:style>
    <style:style style:name="P10" style:family="paragraph" style:parent-style-name="Text_20_body">
      <style:paragraph-properties fo:margin-left="3.752cm" fo:margin-right="0cm" fo:text-indent="-0.635cm" style:auto-text-indent="false"/>
    </style:style>
    <style:style style:name="P11" style:family="paragraph" style:parent-style-name="Text_20_body">
      <style:paragraph-properties fo:margin-left="2.501cm" fo:margin-right="0cm" fo:text-indent="-1.524cm" style:auto-text-indent="false"/>
    </style:style>
    <style:style style:name="P12" style:family="paragraph" style:parent-style-name="Zdrojový_20_kód">
      <style:paragraph-properties fo:margin-left="2.501cm" fo:margin-right="1.45cm" fo:text-indent="0cm" style:auto-text-indent="false"/>
    </style:style>
    <style:style style:name="P13" style:family="paragraph" style:parent-style-name="Text_20_body">
      <style:paragraph-properties fo:margin-left="1.251cm" fo:margin-right="0cm" fo:text-indent="1.039cm" style:auto-text-indent="false"/>
    </style:style>
    <style:style style:name="P14" style:family="paragraph" style:parent-style-name="Text_20_body">
      <style:paragraph-properties fo:margin-left="0cm" fo:margin-right="0cm" fo:text-indent="1.039cm" style:auto-text-indent="fals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9" style:family="paragraph" style:parent-style-name="Standard" style:list-style-name="L1">
      <style:paragraph-properties fo:margin-left="3.752cm" fo:margin-right="0cm" fo:text-indent="-0.635cm" style:auto-text-indent="false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Text_20_body" style:list-style-name="L14">
      <style:text-properties style:font-name="Times New Roman"/>
    </style:style>
    <style:style style:name="P25" style:family="paragraph" style:parent-style-name="Text_20_body" style:list-style-name="L5"/>
    <style:style style:name="P26" style:family="paragraph" style:parent-style-name="Text_20_body" style:list-style-name="L5">
      <style:text-properties fo:font-style="normal" style:font-style-asian="normal" style:font-style-complex="normal"/>
    </style:style>
    <style:style style:name="P27" style:family="paragraph" style:parent-style-name="Text_20_body" style:list-style-name="L6">
      <style:text-properties fo:font-style="normal" style:font-style-asian="normal" style:font-style-complex="normal"/>
    </style:style>
    <style:style style:name="P28" style:family="paragraph" style:parent-style-name="Text_20_body" style:list-style-name="L7"/>
    <style:style style:name="P29" style:family="paragraph" style:parent-style-name="Text_20_body" style:list-style-name="L7">
      <style:text-properties style:font-name="Times New Roman1" style:font-name-asian="Times New Roman1" style:font-name-complex="Times New Roman1"/>
    </style:style>
    <style:style style:name="P30" style:family="paragraph" style:parent-style-name="Text_20_body" style:list-style-name="L8">
      <style:text-properties style:font-name="Times New Roman1" style:font-name-asian="Times New Roman1" style:font-name-complex="Times New Roman1"/>
    </style:style>
    <style:style style:name="P31" style:family="paragraph" style:parent-style-name="Text_20_body" style:list-style-name="L9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P32" style:family="paragraph" style:parent-style-name="Text_20_body" style:list-style-name="L10"/>
    <style:style style:name="P33" style:family="paragraph" style:parent-style-name="Text_20_body" style:list-style-name="L13"/>
    <style:style style:name="P34" style:family="paragraph" style:parent-style-name="Text_20_body" style:list-style-name="L15"/>
    <style:style style:name="P35" style:family="paragraph" style:parent-style-name="Text_20_body" style:list-style-name="L1">
      <style:paragraph-properties fo:margin-left="3.752cm" fo:margin-right="0cm" fo:text-indent="-0.635cm" style:auto-text-indent="false"/>
    </style:style>
    <style:style style:name="P36" style:family="paragraph" style:parent-style-name="Text_20_body" style:list-style-name="L11">
      <style:paragraph-properties fo:margin-left="3.752cm" fo:margin-right="0cm" fo:text-indent="-0.635cm" style:auto-text-indent="false"/>
    </style:style>
    <style:style style:name="P37" style:family="paragraph" style:parent-style-name="Text_20_body" style:list-style-name="L12">
      <style:paragraph-properties fo:margin-left="3.752cm" fo:margin-right="0cm" fo:text-indent="-0.635cm" style:auto-text-indent="false"/>
    </style:style>
    <style:style style:name="P38" style:family="paragraph" style:parent-style-name="Text_20_body" style:list-style-name="L1">
      <style:paragraph-properties fo:margin-left="5.002cm" fo:margin-right="0cm" fo:text-indent="-0.635cm" style:auto-text-indent="false"/>
    </style:style>
    <style:style style:name="P39" style:family="paragraph" style:parent-style-name="Text_20_body" style:list-style-name="L1">
      <style:paragraph-properties fo:margin-left="0cm" fo:margin-right="0cm" fo:text-indent="0cm" style:auto-text-indent="false"/>
    </style:style>
    <style:style style:name="P40" style:family="paragraph" style:parent-style-name="Text_20_body" style:list-style-name="L12">
      <style:paragraph-properties fo:margin-left="1.251cm" fo:margin-right="0cm" fo:text-indent="-0.635cm" style:auto-text-indent="false"/>
    </style:style>
    <style:style style:name="P41" style:family="paragraph" style:parent-style-name="Text_20_body" style:list-style-name="L12">
      <style:paragraph-properties fo:margin-left="2.501cm" fo:margin-right="0cm" fo:text-indent="-0.635cm" style:auto-text-indent="false"/>
    </style:style>
    <style:style style:name="P42" style:family="paragraph" style:parent-style-name="Text_20_body">
      <style:paragraph-properties fo:margin-left="0cm" fo:margin-right="0cm" fo:text-indent="1.039cm" style:auto-text-indent="false"/>
      <style:text-properties style:font-name="Times New Roman" fo:font-weight="bold" style:font-weight-asian="bold" style:font-weight-complex="bold"/>
    </style:style>
    <style:style style:name="P43" style:family="paragraph" style:parent-style-name="Zdrojový_20_kód" style:list-style-name="L14">
      <style:paragraph-properties fo:margin-left="2.501cm" fo:margin-right="1.45cm" fo:text-indent="0cm" style:auto-text-indent="false"/>
    </style:style>
    <style:style style:name="P44" style:family="paragraph" style:parent-style-name="Heading_20_2" style:list-style-name=""/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break-before="page"/>
      <style:text-properties style:font-name="Times New Roman1" style:font-name-asian="Times New Roman1" style:font-name-complex="Times New Roman1"/>
    </style:style>
    <style:style style:name="P47" style:family="paragraph" style:parent-style-name="Příklad" style:list-style-name="L4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48" style:family="paragraph" style:parent-style-name="Příkla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P49" style:family="paragraph" style:parent-style-name="Heading_20_4">
      <style:paragraph-properties fo:margin-left="2.501cm" fo:margin-right="0cm" fo:text-indent="-1.524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"/>
    </style:style>
    <style:style style:name="T7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Courier" fo:font-style="normal" style:font-style-asian="normal" style:font-style-complex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font-name="Times New Roman1" style:font-name-asian="Times New Roman1" style:font-name-complex="Times New Roman1"/>
    </style:style>
    <style:style style:name="T14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659cm" fo:text-indent="-0.635cm" fo:margin-left="8.6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2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54cm" fo:text-indent="-0.635cm" fo:margin-left="3.4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724cm" fo:text-indent="-0.635cm" fo:margin-left="4.7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94cm" fo:text-indent="-0.635cm" fo:margin-left="5.99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64cm" fo:text-indent="-0.635cm" fo:margin-left="7.26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534cm" fo:text-indent="-0.635cm" fo:margin-left="8.53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269_415693079"/>Golem<text:bookmark-end text:name="__RefHeading__269_415693079"/></text:h>
      <text:p text:style-name="P3">Golem je framework vytvořený v <text:span text:style-name="T1">Pythonu</text:span> umožňující snadnou tvorbu her založených na principu mřížky. Tím se rozumí např. 2D <text:span text:style-name="T1">strategie</text:span>, <text:span text:style-name="T1">plošinovky</text:span> a podobně. Druhotným cílem Golemu je poskytnout <text:span text:style-name="T1">snadné webové rozhraní</text:span>, kde by si bylo možné základy práce se systémem vyzkoušet a dal by se využít jako<text:span text:style-name="T1"> e-learningový prostředek</text:span> pro základní a střední školy.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Obsah1_Head">
            <text:p text:style-name="Contents_20_Heading">Obsah</text:p>
          </text:index-title>
          <text:p text:style-name="P15"><text:a xlink:type="simple" xlink:href="#__RefHeading__269_415693079" text:style-name="Internet_20_link" text:visited-style-name="Internet_20_link">Golem</text:a><text:tab/>1</text:p>
          <text:p text:style-name="P16"><text:a xlink:type="simple" xlink:href="#__RefHeading__381_415693079" text:style-name="Internet_20_link" text:visited-style-name="Internet_20_link">Základní prvky systému</text:a><text:tab/>2</text:p>
          <text:p text:style-name="P17"><text:a xlink:type="simple" xlink:href="#__RefHeading__383_415693079" text:style-name="Internet_20_link" text:visited-style-name="Internet_20_link">Komunikace modulů</text:a><text:tab/>2</text:p>
          <text:p text:style-name="P17"><text:a xlink:type="simple" xlink:href="#__RefHeading__385_415693079" text:style-name="Internet_20_link" text:visited-style-name="Internet_20_link">Objekty</text:a><text:tab/>3</text:p>
          <text:p text:style-name="P16"><text:a xlink:type="simple" xlink:href="#__RefHeading__951_713592454" text:style-name="Internet_20_link" text:visited-style-name="Internet_20_link">Mřížka</text:a><text:tab/>4</text:p>
          <text:p text:style-name="P16"><text:a xlink:type="simple" xlink:href="#__RefHeading__953_713592454" text:style-name="Internet_20_link" text:visited-style-name="Internet_20_link">Server</text:a><text:tab/>5</text:p>
          <text:p text:style-name="P16"><text:a xlink:type="simple" xlink:href="#__RefHeading__387_415693079" text:style-name="Internet_20_link" text:visited-style-name="Internet_20_link">Zdrojové kódy</text:a><text:tab/>6</text:p>
          <text:p text:style-name="P17"><text:a xlink:type="simple" xlink:href="#__RefHeading__391_415693079" text:style-name="Internet_20_link" text:visited-style-name="Internet_20_link">Umístění zdrojových kódů</text:a><text:tab/>6</text:p>
          <text:p text:style-name="P17"><text:a xlink:type="simple" xlink:href="#__RefHeading__955_713592454" text:style-name="Internet_20_link" text:visited-style-name="Internet_20_link">Adresářová struktura zdrojových kódů</text:a><text:tab/>6</text:p>
          <text:p text:style-name="P17"><text:a xlink:type="simple" xlink:href="#__RefHeading__957_713592454" text:style-name="Internet_20_link" text:visited-style-name="Internet_20_link">Moduly psané v C, C++</text:a><text:tab/>7</text:p>
          <text:p text:style-name="P17"><text:a xlink:type="simple" xlink:href="#__RefHeading__959_713592454" text:style-name="Internet_20_link" text:visited-style-name="Internet_20_link">Testování</text:a><text:tab/>7</text:p>
          <text:p text:style-name="P18"><text:a xlink:type="simple" xlink:href="#__RefHeading__1071_713592454" text:style-name="Internet_20_link" text:visited-style-name="Internet_20_link">Příklad</text:a><text:tab/>7</text:p>
          <text:p text:style-name="P18"><text:a xlink:type="simple" xlink:href="#__RefHeading__1073_713592454" text:style-name="Internet_20_link" text:visited-style-name="Internet_20_link">Spouštění testu</text:a><text:tab/>8</text:p>
          <text:p text:style-name="P16"><text:a xlink:type="simple" xlink:href="#__RefHeading__516_1358141614" text:style-name="Internet_20_link" text:visited-style-name="Internet_20_link">Lokalizace</text:a><text:tab/>9</text:p>
          <text:p text:style-name="P17"><text:a xlink:type="simple" xlink:href="#__RefHeading__518_1358141614" text:style-name="Internet_20_link" text:visited-style-name="Internet_20_link">Integrování lokalizace</text:a><text:tab/>9</text:p>
          <text:p text:style-name="P18"><text:a xlink:type="simple" xlink:href="#__RefHeading__520_1358141614" text:style-name="Internet_20_link" text:visited-style-name="Internet_20_link">Vytvoření</text:a><text:tab/>9</text:p>
          <text:p text:style-name="P18"><text:a xlink:type="simple" xlink:href="#__RefHeading__522_1358141614" text:style-name="Internet_20_link" text:visited-style-name="Internet_20_link">Použití</text:a><text:tab/>9</text:p>
          <text:p text:style-name="P16"><text:a xlink:type="simple" xlink:href="#__RefHeading__393_415693079" text:style-name="Internet_20_link" text:visited-style-name="Internet_20_link">Distribuce</text:a><text:tab/>10</text:p>
          <text:p text:style-name="P16"><text:a xlink:type="simple" xlink:href="#__RefHeading__395_415693079" text:style-name="Internet_20_link" text:visited-style-name="Internet_20_link">Licence</text:a><text:tab/>10</text:p>
        </text:index-body>
      </text:table-of-content>
      <text:p text:style-name="P8"/>
      <text:h text:style-name="P44" text:outline-level="2"/>
      <text:h text:style-name="P45" text:outline-level="2"><text:bookmark text:name="__RefHeading__381_415693079"/>Základní prvky systému<text:bookmark-end text:name="__RefHeading__381_415693079"/></text:h>
      <text:p text:style-name="Text_20_body">Samotný systém je rozdělen do těchto částí:</text:p>
      <text:list xml:id="list2016843831" text:style-name="L1">
        <text:list-item>
          <text:p text:style-name="P20"><text:span text:style-name="T1">Objekty</text:span> <text:span text:style-name="T2">(objects)</text:span> – každý prvek vykreslitelný do mřížky by měl být charakterizován objektem. Tento objekt dědí určité vlastnosti (jako např. X a Y souřadnice, pohyblivost, obrázek) od základního objektu. Dále pak dědí několik základních tříd. <text:line-break/>Každý objekt dále obsahuje modul pro správu kolizí:</text:p>
          <text:list>
            <text:list-item>
              <text:p text:style-name="P19"><text:span text:style-name="T1">Správa kolizí </text:span>– jsou volány mřížkou při vyhodnocování obsazení políčka více prvky. Volá se vždy u iniciátora kolize.</text:p>
              <text:p text:style-name="P48">Objekt auto změní svou pozici do pole obsazeného objektem Zeď. Mřížka zavolá správu kolizí u objektu Auto a ptá se při tom na objekt Zeď. Správce kolizí vyhodnotí střet, přemění objekt Auto na objekt Zničené Auto a mřížce pošle informaci o neúspěchu (false – iniciátora nezmění svou pozici. V opačném případě, kdy by se kolize vyhodnotila úspěšně – true, by objekt svou pozici změnil).</text:p>
            </text:list-item>
            <text:list-item>
              <text:p text:style-name="P19"><text:span text:style-name="T4">Interakce s uživatelem</text:span><text:span text:style-name="T3"> – definuje možné akce, které se činí, pokud Vykreslení (II.) předá informaci o akce uživatele. Předávání interakcí se děje ve standardizovaném formátu (vizte níže). </text:span><text:span text:style-name="T2"><text:line-break/></text:span></text:p>
            </text:list-item>
          </text:list>
        </text:list-item>
        <text:list-item>
          <text:p text:style-name="P20"><text:span text:style-name="T1">Mřížka</text:span> <text:span text:style-name="T2">(grid)</text:span> – obsahuje čtvercovou matici objektů. Každý objekt s ní spolupracuje a ona vyhodnocuje změny, které dále posílá k vykreslení. Charakterizují jí její rozměry.</text:p>
        </text:list-item>
        <text:list-item>
          <text:p text:style-name="P20"><text:span text:style-name="T1">Vykreslení</text:span> <text:span text:style-name="T2">(viewers)</text:span> zajišťuje zobrazení mřížky na obrazovku. Pro desktopové vykreslování bude použito <text:span text:style-name="T2">PyGame</text:span>, k vykreslení v prohlížeči tabulka ovládaná pomocí <text:span text:style-name="T2">jQuery</text:span>. Tento modul se dále dělí do čtyř částí:</text:p>
          <text:list>
            <text:list-item>
              <text:p text:style-name="P35"><text:span text:style-name="T1">Samotné vykreslení </text:span>– obstarává pouze vykreslení jednotlivých objektů z mřížky.</text:p>
            </text:list-item>
            <text:list-item>
              <text:p text:style-name="P35"><text:span text:style-name="T1">Interakce uživatele</text:span> – umožňuje ovládat objekty pomocí myši a klávesnice apod, ale kromě zároveň umožňuje ovládání vykreslování (např. posunutí pole, aktivování menu).<text:line-break/>K volání interakce s vykreslovacím modulem dochází pokud:</text:p>
              <text:list>
                <text:list-item>
                  <text:p text:style-name="P38">Není aktivován žádný objekt.</text:p>
                </text:list-item>
                <text:list-item>
                  <text:p text:style-name="P38">U daného objektu není interakce definována (např. klávesová zkratka)</text:p>
                </text:list-item>
              </text:list>
            </text:list-item>
            <text:list-item>
              <text:p text:style-name="P35"><text:span text:style-name="T1">Obecné vlastnosti vzhledu – </text:span>např. barva pozadí, menu, možnost vybrat více objektů zároveň (pomocí klávesy Shift), povolení interakcí uživatele apod.</text:p>
            </text:list-item>
            <text:list-item>
              <text:p text:style-name="P35"><text:span text:style-name="T1">Správa zvuku</text:span> – umožňuje přehrávat audio soubory při potřebných příležitostech (např. při kolizích, interakci uživatele apod.). Podporované zvukové formáty budou Vorbis (OGG) a WAV. <text:s/></text:p>
            </text:list-item>
          </text:list>
          <text:p text:style-name="P39">. </text:p>
        </text:list-item>
      </text:list>
      <text:h text:style-name="Heading_20_3" text:outline-level="3"><text:bookmark text:name="__RefHeading__383_415693079"/>Komunikace modulů<text:bookmark-end text:name="__RefHeading__383_415693079"/></text:h>
      <text:p text:style-name="Text_20_body">Každý tento prvek pracuje v samostatném vláknu a vzájemně spolu komunikovat těmito cestami:</text:p>
      <text:list xml:id="list450517621" text:style-name="L2">
        <text:list-item>
          <text:p text:style-name="P21"><text:span text:style-name="T1">Objekty → Mřížka → Vykreslení (I.)</text:span><text:line-break/><text:soft-page-break/><text:tab/>Zajišťuje standardní možnost přesunu objektu. Mřížka se při tom stará o zachytávání kolizí, které přeposílá k iniciátorovi srážky.<text:line-break/><text:tab/>Mřížka k vykreslení neposílá celý svůj obsah, ale pouze změněné buňky.</text:p>
        </text:list-item>
        <text:list-item>
          <text:p text:style-name="P21"><text:span text:style-name="T1">Mřížka → Objekty <text:line-break/></text:span><text:span text:style-name="T5">P</text:span>ři naplánování delších cest aktualizuje souřadnice objektu.</text:p>
        </text:list-item>
        <text:list-item>
          <text:p text:style-name="P21"><text:span text:style-name="T1">Vykreslení (II.) → Objekty </text:span><text:line-break/> Obstarává spolupráci uživatele s objektem. Volá definované interakce objektu (např. jeho přesunutí).<text:span text:style-name="T1"><text:line-break/> </text:span><text:span text:style-name="T5">Tuto cestu je možné v Vykreslení (III.) zakázat.</text:span></text:p>
        </text:list-item>
      </text:list>
      <text:p text:style-name="P5">Komunikace mezi moduly je daná přesným způsobem, jak tyto komunikace mají probíhat.</text:p>
      <text:list xml:id="list729375046" text:style-name="L3">
        <text:list-item>
          <text:p text:style-name="P22"><text:span text:style-name="T1">Objekt → Mřížka – </text:span><text:span text:style-name="T5">objekt volá metody mřížky</text:span></text:p>
          <text:list>
            <text:list-item>
              <text:p text:style-name="P22"><text:span text:style-name="T7">update(Object)</text:span><text:span text:style-name="T10"> – předá mřížce veškeré informace o sobě. Ta pošle k vykreslení aktualizaci. Slouží ke změně obrázku, teleportacím v mřížce apod.</text:span></text:p>
            </text:list-item>
            <text:list-item>
              <text:p text:style-name="P22"><text:span text:style-name="T7">teleport(Object, [x, y]) </text:span><text:span text:style-name="T10">– teleportuje objekt, přemístí ho bez procházení cesty.</text:span></text:p>
            </text:list-item>
            <text:list-item>
              <text:p text:style-name="P22"><text:span text:style-name="T7">goTo(Object, [x, y], speed) </text:span><text:span text:style-name="T10"><text:s/>- danou rychlostí přemístí objekt po nejkratší cestě. Pokud rychlost není udána, použije se výchozí objektu.</text:span></text:p>
            </text:list-item>
          </text:list>
        </text:list-item>
        <text:list-item>
          <text:p text:style-name="P22"><text:span text:style-name="T11">Mřížka → Vykreslení (I.)</text:span><text:span text:style-name="T10"> - <text:s/>vzniká v závislosti na volání update,<text:line-break/>volá metodu <text:s/></text:span><text:span text:style-name="T7">updateCell([x, y], [Objects)</text:span><text:span text:style-name="T10">, které předá množinu souřadnic a množinu objektů.</text:span></text:p>
        </text:list-item>
        <text:list-item>
          <text:p text:style-name="P22"><text:span text:style-name="T10">Vykreslení (II.) → Objekt (II.) <text:s/>- volá metodu </text:span><text:span text:style-name="T7">action(type)</text:span><text:span text:style-name="T10">, které předává řetězec ve formátu</text:span></text:p>
        </text:list-item>
      </text:list>
      <text:list xml:id="list617114111" text:style-name="L4">
        <text:list-item>
          <text:list>
            <text:list-item>
              <text:p text:style-name="P23">&lt;*&gt; - pro akční klávesy (shift, control, akce myši...)</text:p>
            </text:list-item>
            <text:list-item>
              <text:p text:style-name="P23">* - pro ostatní</text:p>
              <text:p text:style-name="P47">&lt;Ctr&gt;&lt;Shift&gt;S</text:p>
            </text:list-item>
          </text:list>
        </text:list-item>
      </text:list>
      <text:h text:style-name="Heading_20_3" text:outline-level="3"><text:bookmark text:name="__RefHeading__385_415693079"/>Objekty<text:bookmark-end text:name="__RefHeading__385_415693079"/></text:h>
      <text:p text:style-name="P4">Základní vlastnosti:</text:p>
      <text:list xml:id="list1425050372" text:style-name="L5">
        <text:list-item>
          <text:p text:style-name="P25">Jméno</text:p>
        </text:list-item>
        <text:list-item>
          <text:p text:style-name="P25">X a Y pozice<text:span text:style-name="T2"> (integer)</text:span></text:p>
        </text:list-item>
        <text:list-item>
          <text:p text:style-name="P26">Viditelnost (boolean)</text:p>
        </text:list-item>
        <text:list-item>
          <text:p text:style-name="P25">Možnost pohybu<text:span text:style-name="T2"> (boolean)</text:span></text:p>
        </text:list-item>
        <text:list-item>
          <text:p text:style-name="P26">Cesta k obrázku (instance <text:span text:style-name="T2">ObjectImage</text:span>)</text:p>
        </text:list-item>
      </text:list>
      <text:p text:style-name="P1">Základní metody:</text:p>
      <text:list xml:id="list150882391" text:style-name="L6">
        <text:list-item>
          <text:p text:style-name="P27">změna pozice</text:p>
        </text:list-item>
        <text:list-item>
          <text:p text:style-name="P27">nastavení pohyblivosti</text:p>
        </text:list-item>
        <text:list-item>
          <text:p text:style-name="P27">nastavení obrázku</text:p>
        </text:list-item>
      </text:list>
      <text:p text:style-name="P2">Veškeré vlastnosti objektů by měly být soukromé (privat) a jejich editace by byla umožněna <text:soft-page-break/>pouze příslušnými metodami z důvodu snadné akce na změnu vlastnost.</text:p>
      <text:p text:style-name="P9">U objektu auto se změní vlastnost obrázek z auto.gif na auto-horici.gif. Funkce, která tuto změnu způsobí, zároveň zašle signál na mřížku, která tuto událost předá k vykreslení.</text:p>
      <text:h text:style-name="P44" text:outline-level="2"><text:bookmark text:name="__RefHeading__951_713592454"/>Mřížka<text:bookmark-end text:name="__RefHeading__951_713592454"/></text:h>
      <text:p text:style-name="Text_20_body">Základní vlastnosti:</text:p>
      <text:list xml:id="list1177858538" text:style-name="L7">
        <text:list-item>
          <text:p text:style-name="P28">rozměry (X, Y)</text:p>
        </text:list-item>
        <text:list-item>
          <text:p text:style-name="P28">pole ( X <text:span text:style-name="T13">x Y) </text:span></text:p>
        </text:list-item>
        <text:list-item>
          <text:p text:style-name="P29">seznam objektů v poli</text:p>
        </text:list-item>
      </text:list>
      <text:h text:style-name="P46" text:outline-level="2"><text:bookmark text:name="__RefHeading__953_713592454"/>Server<text:bookmark-end text:name="__RefHeading__953_713592454"/></text:h>
      <text:p text:style-name="Text_20_body"><text:span text:style-name="T13">Server pro famework Golem by měl sloužit především</text:span><text:span text:style-name="T14"> k výuce </text:span><text:span text:style-name="T13">a základnímu pochopení algoritmů. Tomuto poslání by měla odpovídat jeho jednoduchost, přímost a rozsáhlá dokumentace.</text:span></text:p>
      <text:p text:style-name="P7">Měl by umožňovat:</text:p>
      <text:list xml:id="list1561144817" text:style-name="L8">
        <text:list-item>
          <text:p text:style-name="P30">rychlou tvorbu skriptu pro rozpohybování postavičky v poli</text:p>
        </text:list-item>
        <text:list-item>
          <text:p text:style-name="P30">používání příkazů v rodném jazyce</text:p>
        </text:list-item>
        <text:list-item>
          <text:p text:style-name="P30">po registraci možnost ukládání skriptů</text:p>
        </text:list-item>
        <text:list-item>
          <text:p text:style-name="P30">nápovědu se základním použitím a některými jednoduchými algoritmy</text:p>
        </text:list-item>
        <text:list-item>
          <text:p text:style-name="P30">interaktivní příkazový řádek s napovídáním</text:p>
        </text:list-item>
        <text:list-item>
          <text:p text:style-name="P30">bublinkovou nápovědu s možnými akcemi (v závislosti na aktivním subjektu)</text:p>
        </text:list-item>
        <text:list-item>
          <text:p text:style-name="P30">skriptování stylem Drag&amp;Drop – přetažení postavičky do interpretu vyvolá vypsání jejího názvu</text:p>
        </text:list-item>
      </text:list>
      <text:p text:style-name="P6"/>
      <text:p text:style-name="P7">Bude postaven na:</text:p>
      <text:list xml:id="list623530612" text:style-name="L9">
        <text:list-item>
          <text:p text:style-name="P31">Linux</text:p>
        </text:list-item>
        <text:list-item>
          <text:p text:style-name="P31">Apache + CGI skripty v Perlu</text:p>
        </text:list-item>
        <text:list-item>
          <text:p text:style-name="P31">Python 2.6</text:p>
        </text:list-item>
        <text:list-item>
          <text:p text:style-name="P31">HTML, JQuery</text:p>
        </text:list-item>
      </text:list>
      <text:h text:style-name="P45" text:outline-level="2"><text:bookmark text:name="__RefHeading__387_415693079"/>Zdrojové kódy<text:bookmark-end text:name="__RefHeading__387_415693079"/></text:h>
      <text:p text:style-name="Text_20_body">Protože Golem je uvolněn pod open-source licencí, jsou i jeho zdrojové kódy volně dostupné.</text:p>
      <text:p text:style-name="Text_20_body">Jsou zachovávána následující pravidla: </text:p>
      <text:list xml:id="list265599380" text:style-name="L10">
        <text:list-item>
          <text:p text:style-name="P32">Zdrojové kódy jsou psané zásadně v anglickém jazyce, stejně tak veškeré komentáře přímo v kódu.</text:p>
        </text:list-item>
        <text:list-item>
          <text:p text:style-name="P32">Čistý kód nepotřebuje nadbytek komentářů.</text:p>
        </text:list-item>
        <text:list-item>
          <text:p text:style-name="P32">Zdrojové soubory neobsahují zakomentovaný kód. K uchování historie souboru slouží Git.</text:p>
        </text:list-item>
        <text:list-item>
          <text:p text:style-name="P32">Používání smysluplných názvů proměnných, funkcí apod.</text:p>
        </text:list-item>
        <text:list-item>
          <text:p text:style-name="P32">U názvů proměnných, funkcí a metod je použit styl Camel:<text:line-break/><text:span text:style-name="T6">firstPropertyOfObject = None<text:line-break/>def myFirstFunction(value):</text:span></text:p>
        </text:list-item>
        <text:list-item>
          <text:p text:style-name="P32">U názvů objektů, tříd je psáno každé první písmeno velké:<text:line-break/><text:span text:style-name="T6">class MyFirstObject(Object):</text:span></text:p>
        </text:list-item>
        <text:list-item>
          <text:p text:style-name="P32">Je zachována logická struktura kódu umožňující čtení kódu odshora dolů – metoda sestupu.</text:p>
        </text:list-item>
        <text:list-item>
          <text:p text:style-name="P32">Funkce by měly vždy obsluhovat právě jeden problém – nepsat univerzální funkce.</text:p>
        </text:list-item>
        <text:list-item>
          <text:p text:style-name="P32">Funkce by měly přijímat co nejméně argumentů.</text:p>
        </text:list-item>
        <text:list-item>
          <text:p text:style-name="P32">Nepoužívají se „magická čísla“, ale konstanty.</text:p>
        </text:list-item>
        <text:list-item>
          <text:p text:style-name="P32">Kód se neopakuje.</text:p>
        </text:list-item>
      </text:list>
      <text:p text:style-name="Text_20_body">Zdroj: <text:span text:style-name="T2">[Čistý kód, Robert C. Martin | CPress 2009] <text:s/></text:span></text:p>
      <text:list xml:id="list2108461137" text:style-name="L11">
        <text:list-item>
          <text:list>
            <text:list-item>
              <text:list>
                <text:list-item>
                  <text:p text:style-name="P36"/>
                </text:list-item>
              </text:list>
            </text:list-item>
          </text:list>
        </text:list-item>
      </text:list>
      <text:h text:style-name="Heading_20_3" text:outline-level="3"><text:bookmark text:name="__RefHeading__391_415693079"/>Umístění zdrojových kódů<text:bookmark-end text:name="__RefHeading__391_415693079"/></text:h>
      <text:p text:style-name="Text_20_body">Zdrojové kódy frameworku Golem budou umístěny ve veřejném repositáři Git.</text:p>
      <text:p text:style-name="Text_20_body"><text:span text:style-name="T1">URL adresa repositáře:</text:span> <text:a xlink:type="simple" xlink:href="http://github.com/Golem/Golem/">http://github.com/Golem/Golem/</text:a></text:p>
      <text:p text:style-name="Text_20_body"><text:span text:style-name="T1">Git adresa repositáře:</text:span> <text:a xlink:type="simple" xlink:href="git://github.com/Golem/Golem.git">git://github.com/Golem/Golem.git</text:a> (read-only)</text:p>
      <text:p text:style-name="Text_20_body">Je využito služby Github.com s volnou registrací. Kdokoli může zaslat své úpravy ke schválení, nebo vytvořit klon tohoto frameworku.</text:p>
      <text:h text:style-name="Heading_20_3" text:outline-level="3"><text:bookmark text:name="__RefHeading__955_713592454"/>Adresářová struktura zdrojových kódů<text:bookmark-end text:name="__RefHeading__955_713592454"/></text:h>
      <text:list xml:id="list1407555578" text:style-name="L12">
        <text:list-item>
          <text:p text:style-name="P40"><text:span text:style-name="T1">/ - </text:span><text:span text:style-name="T5">základní</text:span><text:span text:style-name="T1"> </text:span><text:span text:style-name="T5">instalační skript, vlastnosti balíčku</text:span></text:p>
          <text:list>
            <text:list-item>
              <text:p text:style-name="P41"><text:span text:style-name="T1">/bin </text:span>– spustitelné skripty pro Linux, kterými je možné spustit Python s předimportovaným modulem golem</text:p>
            </text:list-item>
            <text:list-item>
              <text:p text:style-name="P41"><text:span text:style-name="T1">/docs</text:span> – soubory s nápovědou (GNOME, OMF, man stránka) a API dokumentací</text:p>
            </text:list-item>
            <text:list-item>
              <text:p text:style-name="P41"><text:span text:style-name="T1">/golem</text:span> – samotné zdrojové kódy frameworku</text:p>
              <text:list>
                <text:list-item>
                  <text:p text:style-name="P37"><text:span text:style-name="T1">/golem/libs</text:span> – možné knihovny – obecné funkce, rozšíření moduly v C...</text:p>
                </text:list-item>
                <text:list-item>
                  <text:p text:style-name="P37"><text:span text:style-name="T1">/golem/locale</text:span> – překlady aplikace (gettextové soubory) a slovníky (pro překládání názvů modulů a funkcí)</text:p>
                </text:list-item>
                <text:list-item>
                  <text:p text:style-name="P37"><text:soft-page-break/><text:span text:style-name="T1">/golem/objects</text:span> – základní vzory objektů</text:p>
                </text:list-item>
                <text:list-item>
                  <text:p text:style-name="P37"><text:span text:style-name="T1">/golem/viewers</text:span> – moduly obstarávající zobrazování</text:p>
                </text:list-item>
              </text:list>
            </text:list-item>
          </text:list>
        </text:list-item>
      </text:list>
      <text:p text:style-name="P10"/>
      <text:h text:style-name="Heading_20_3" text:outline-level="3"><text:bookmark text:name="__RefHeading__957_713592454"/>Moduly psané v C, C++<text:bookmark-end text:name="__RefHeading__957_713592454"/></text:h>
      <text:p text:style-name="Text_20_body">Přidání modulu do <text:span text:style-name="T6">setup.py</text:span>:</text:p>
      <text:p text:style-name="Zdrojový_20_kód">clibs = [<text:line-break/><text:tab/>...<text:line-break/><text:tab/>Extension(<text:line-break/><text:tab/><text:tab/>'golem.libs.FILENAME',<text:line-break/><text:tab/><text:tab/>sources = ['golem/libs/FILENAME.c'],<text:line-break/><text:tab/>),<text:line-break/><text:tab/>...<text:line-break/>]</text:p>
      <text:p text:style-name="Text_20_body">Zkompilování C modulů:</text:p>
      <text:p text:style-name="Zdrojový_20_kód">python setup.py build_ext --inplace</text:p>
      <text:p text:style-name="Text_20_body">Více na:<text:line-break/><text:tab/><text:a xlink:type="simple" xlink:href="http://docs.python.org/extending/building.html">http://docs.python.org/extending/building.html</text:a><text:line-break/><text:tab/><text:a xlink:type="simple" xlink:href="http://docs.python.org/distutils/setupscript.html">http://docs.python.org/distutils/setupscript.html</text:a><text:line-break/><text:tab/><text:a xlink:type="simple" xlink:href="http://www.root.cz/clanky/moduly-pro-python/">http://www.root.cz/clanky/moduly-pro-python/</text:a><text:line-break/><text:tab/></text:p>
      <text:h text:style-name="Heading_20_3" text:outline-level="3"><text:bookmark text:name="__RefHeading__959_713592454"/>Testování<text:bookmark-end text:name="__RefHeading__959_713592454"/></text:h>
      <text:p text:style-name="Text_20_body">V zájmu o co nejspolehlivější kód je důležité dbát testy jeho funkčnosti. Obecný spolehlivý postup by měl být:</text:p>
      <text:list xml:id="list87085814" text:style-name="L13">
        <text:list-item>
          <text:p text:style-name="P33">Napsání testů</text:p>
        </text:list-item>
        <text:list-item>
          <text:p text:style-name="P33">Ověření, že všechny testy selžou</text:p>
        </text:list-item>
        <text:list-item>
          <text:p text:style-name="P33">Napsání kódů</text:p>
        </text:list-item>
        <text:list-item>
          <text:p text:style-name="P33">Ověření funkčnosti pomocí testů</text:p>
        </text:list-item>
        <text:list-item>
          <text:p text:style-name="P33">Refaktorizace kódu s opakovaným testováním</text:p>
        </text:list-item>
      </text:list>
      <text:h text:style-name="P49" text:outline-level="4"><text:bookmark text:name="__RefHeading__1071_713592454"/>Příklad<text:bookmark-end text:name="__RefHeading__1071_713592454"/></text:h>
      <text:p text:style-name="P11">Testovaná funkce v souboru <text:span text:style-name="T6">./golem/libs/math.py</text:span>:</text:p>
      <text:p text:style-name="Zdrojový_20_kód">def sum(list):<text:line-break/><text:tab/>sum = 0<text:line-break/><text:tab/>for i in list:<text:line-break/><text:tab/><text:tab/>sum += int(i)<text:line-break/><text:tab/><text:line-break/><text:tab/>return sum<text:line-break/></text:p>
      <text:p text:style-name="P11">Testovací třída v souboru <text:span text:style-name="T8">./golem/tests/testSum.py</text:span>:</text:p>
      <text:p text:style-name="Zdrojový_20_kód"><text:soft-page-break/>import unittest<text:line-break/>from libs.math import sum<text:line-break/><text:line-break/>class TestSum(unittest.TestCase):<text:line-break/><text:tab/>def setUp(self):<text:line-break/><text:tab/><text:tab/>pass<text:line-break/><text:line-break/><text:tab/>def test_setSum(self):<text:line-break/><text:tab/><text:tab/>list = [20,-20,40,-40,50<text:line-break/><text:tab/><text:tab/>self.assertEqual(sum(list), 50)<text:tab/><text:line-break/></text:p>
      <text:h text:style-name="Heading_20_4" text:outline-level="4"><text:bookmark text:name="__RefHeading__1073_713592454"/>Spouštění testu<text:bookmark-end text:name="__RefHeading__1073_713592454"/></text:h>
      <text:p text:style-name="Text_20_body">Pomocí skriptu <text:span text:style-name="T6">tests.sh</text:span></text:p>
      <text:list xml:id="list1730028494" text:style-name="L14">
        <text:list-item>
          <text:p text:style-name="P24">všechny testy</text:p>
          <text:p text:style-name="P43">sh tests.sh </text:p>
        </text:list-item>
        <text:list-item>
          <text:p text:style-name="P24">pouze jeden soubor</text:p>
        </text:list-item>
      </text:list>
      <text:p text:style-name="P12">sh tests.sh testSum.py</text:p>
      <text:p text:style-name="Text_20_body">Průběh testů se zobrazí jak v konsoli, tak ve výstupní HTML souboru <text:span text:style-name="T6">tests.html</text:span>.</text:p>
      <text:p text:style-name="Text_20_body"/>
      <text:h text:style-name="P45" text:outline-level="2"><text:bookmark text:name="__RefHeading__516_1358141614"/>Lokalizace<text:bookmark-end text:name="__RefHeading__516_1358141614"/></text:h>
      <text:p text:style-name="Text_20_body">V zájmu o co nejlepší přizpůsobení, je dbáno na patřičnou lokalizaci. Jedná se především o zobrazování chybových hlášek a dokumentace v národním jazyce, dále pak o používání funkcí s upravenými názvy.</text:p>
      <text:h text:style-name="Heading_20_3" text:outline-level="3"><text:bookmark text:name="__RefHeading__518_1358141614"/>Integrování lokalizace<text:bookmark-end text:name="__RefHeading__518_1358141614"/></text:h>
      <text:p text:style-name="Text_20_body">Je použito balíčku <text:span text:style-name="T6">gettext</text:span>. </text:p>
      <text:p text:style-name="P4">Použití v kódu:</text:p>
      <text:p text:style-name="Zdrojový_20_kód">from libs.i18n import *<text:line-break/><text:line-break/>def helloWorld():<text:line-break/><text:tab/>print _('Hello, World!') # it will be transleted<text:line-break/><text:tab/>print 'How are you?' # it will NOT<text:line-break/></text:p>
      <text:p text:style-name="P4">Získání z kódu:</text:p>
      <text:p text:style-name="Zdrojový_20_kód">python setup.py extract_messages<text:line-break/>python setup.py update_catalog</text:p>
      <text:p text:style-name="P13">Příkaz aktualizuje výchozí soubor <text:span text:style-name="T6">./golem/locale/golem.pot</text:span> i jednotlivé národnostní lokalizace (v <text:span text:style-name="T6">./golem/locale/*/LC_MESSAGES/</text:span>)</text:p>
      <text:p text:style-name="P4">Vytvoření národní lokalizace:</text:p>
      <text:p text:style-name="Zdrojový_20_kód">python setup.py init_catalog -l es</text:p>
      <text:p text:style-name="P13">Při nahrazení <text:span text:style-name="T6">es</text:span> (Španělština) požadovaným jazykem (jeho zkratkou, např. <text:span text:style-name="T6">cs</text:span>, <text:span text:style-name="T6">en</text:span>).</text:p>
      <text:p text:style-name="P13">Při tomto kroku bude vytvořen nový soubor v <text:span text:style-name="T6">./golem/locale/*/LC_MESSAGES/</text:span><text:span text:style-name="T9">. </text:span></text:p>
      <text:p text:style-name="P13"><text:span text:style-name="T12">Nepoužívat pokud je již lokalizace v daném jazyce vytvořena!</text:span><text:span text:style-name="T9"> Přepíše původní soubor bez možnosti návratu. (Půjde vrátit díky Gitu, takže se zase tolik nestane.)</text:span></text:p>
      <text:p text:style-name="P42">Zkompilování lokalizací:</text:p>
      <text:p text:style-name="Zdrojový_20_kód">python setup.py compile_catalog</text:p>
      <text:h text:style-name="Heading_20_4" text:outline-level="4"><text:bookmark text:name="__RefHeading__522_1358141614"/>Změna lokalizace za <text:bookmark-end text:name="__RefHeading__522_1358141614"/></text:h>
      <text:p text:style-name="Text_20_body">Po naimportování balíčku golem bude načtena výchozí systémová lokalizace. Pro její změnu lze volat:</text:p>
      <text:p text:style-name="Zdrojový_20_kód">libs.i18n.lang.change('en')</text:p>
      <text:p text:style-name="Text_20_body">Pokud je již naimportován modul libs.i18n, stačí volat:</text:p>
      <text:p text:style-name="Zdrojový_20_kód">from libs.i18n import *<text:line-break/>…</text:p>
      <text:p text:style-name="Zdrojový_20_kód"><text:soft-page-break/>lang.change('en')</text:p>
      <text:p text:style-name="Text_20_body"/>
      <text:p text:style-name="P14"/>
      <text:h text:style-name="P45" text:outline-level="2"><text:bookmark text:name="__RefHeading__393_415693079"/>Distribuce<text:bookmark-end text:name="__RefHeading__393_415693079"/></text:h>
      <text:p text:style-name="Text_20_body">Golem je možno šířit v souladu s jeho licencí na jakýkoli operační systém. Je distribuován jako EGG balíček pro Python, který je možné v Linuxu nainstalovat příkazem easy_install s administrátorskými právy. Dále pak bude šířen pomocí komprimovaného archivu přímo rozbalitelného do systému a RPM balíčku.</text:p>
      <text:p text:style-name="Text_20_body">Do operačního systému Windows jeho možné nainstalovat také pomocí skriptu easy_install, který je součástí Pythonu, nebo pomocí binárního instalačního souboru exe.</text:p>
      <text:p text:style-name="Text_20_body">Binární distribuce do Windows je možné vytvářet pomocí utility py2exe. </text:p>
      <text:h text:style-name="Heading_20_2" text:outline-level="2"><text:bookmark text:name="__RefHeading__395_415693079"/>Licence<text:bookmark-end text:name="__RefHeading__395_415693079"/></text:h>
      <text:p text:style-name="Text_20_body">Golem je vydán pod shodnou licencí s Pythonem. Přesné znění licence je umístěno v souboru COPYING, případně na weby <text:a xlink:type="simple" xlink:href="http://python.org/">http://python.org</text:a>. </text:p>
      <text:p text:style-name="Text_20_body">Základní prvky licence jsou:</text:p>
      <text:list xml:id="list1192477120" text:style-name="L15">
        <text:list-item>
          <text:p text:style-name="P34">software je možno šířit jak komerčně, tak jako open-source</text:p>
        </text:list-item>
        <text:list-item>
          <text:p text:style-name="P34">je možno šířit upravený software bez zveřejnění zdrojových kódů</text:p>
        </text:list-item>
        <text:list-item>
          <text:p text:style-name="P34">je zakázáno odstraňovat informace o původních autore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039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říklad" style:family="paragraph" style:parent-style-name="Text_20_body" style:master-page-name="">
      <style:paragraph-properties fo:margin-left="3.75cm" fo:margin-right="0cm" fo:margin-top="0.499cm" fo:margin-bottom="1cm" fo:text-align="justify" style:justify-single-word="false" fo:text-indent="0cm" style:auto-text-indent="false" style:page-number="auto" fo:background-color="transparent" fo:padding="0.499cm" fo:border-left="0.141cm solid #666666" fo:border-right="none" fo:border-top="none" fo:border-bottom="none" style:shadow="none">
        <style:background-image/>
      </style:paragraph-properties>
      <style:text-properties fo:color="#4c4c4c" fo:font-style="italic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Zdrojový_20_kód" style:display-name="Zdrojový kód" style:family="paragraph" style:parent-style-name="Příklad">
      <style:paragraph-properties fo:margin-left="1.45cm" fo:margin-right="1.45cm" fo:margin-top="0.101cm" fo:margin-bottom="0.6cm" fo:text-align="start" style:justify-single-word="false" fo:text-indent="0cm" style:auto-text-indent="false" fo:background-color="#e6e6e6" style:shadow="none">
        <style:tab-stops/>
        <style:background-image/>
      </style:paragraph-properties>
      <style:text-properties fo:color="#333333" style:font-name="Courier" fo:font-style="normal" style:font-size-asian="10.5pt" style:font-style-asian="normal" style:font-style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7T19:09:52</meta:creation-date>
    <meta:editing-duration>PT11H05M23S</meta:editing-duration>
    <meta:editing-cycles>60</meta:editing-cycles>
    <meta:generator>OpenOffice.org/3.2$Linux OpenOffice.org_project/320m12$Build-9483</meta:generator>
    <dc:date>2010-07-21T16:44:45</dc:date>
    <meta:document-statistic meta:table-count="0" meta:image-count="0" meta:object-count="0" meta:page-count="11" meta:paragraph-count="171" meta:word-count="1581" meta:character-count="10809"/>
  </office:meta>
</office:document-meta>
</file>